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8384" calcext:value-type="float">
            <text:p>112.0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6856" calcext:value-type="float">
            <text:p>108.9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1104" calcext:value-type="float">
            <text:p>107.1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12488" calcext:value-type="float">
            <text:p>106.0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98" calcext:value-type="float">
            <text:p>105.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9568" calcext:value-type="float">
            <text:p>101.6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607</text:p>
          </table:table-cell>
          <table:table-cell office:value-type="string" calcext:value-type="string">
            <text:p>TWDB:1043607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